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4.18cm"/>
    </style:style>
    <style:style style:name="Table1.C" style:family="table-column">
      <style:table-column-properties style:column-width="10.50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4273b" officeooo:paragraph-rsid="0014273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style:text-underline-style="solid" style:text-underline-width="auto" style:text-underline-color="font-color" fo:font-weight="bold" officeooo:rsid="0014273b" officeooo:paragraph-rsid="0014273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4802c" officeooo:paragraph-rsid="0014802c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6c2ab" officeooo:paragraph-rsid="0016c2a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8aceb" officeooo:paragraph-rsid="0018aceb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bdfac" officeooo:paragraph-rsid="001bdfac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e67a7" officeooo:paragraph-rsid="001e67a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Verdana" fo:font-size="14pt" style:text-underline-style="none" fo:font-weight="normal" officeooo:rsid="0014802c" officeooo:paragraph-rsid="0014802c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Verdana" fo:font-size="14pt" style:text-underline-style="none" fo:font-weight="normal" officeooo:rsid="0014f82f" officeooo:paragraph-rsid="0016c2ab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Verdana" fo:font-size="14pt" style:text-underline-style="none" fo:font-weight="normal" officeooo:rsid="0016c2ab" officeooo:paragraph-rsid="0016c2ab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Verdana" fo:font-size="14pt" style:text-underline-style="none" fo:font-weight="normal" officeooo:rsid="0018aceb" officeooo:paragraph-rsid="0018aceb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Verdana" fo:font-size="14pt" style:text-underline-style="none" fo:font-weight="normal" officeooo:rsid="001bdfac" officeooo:paragraph-rsid="001bdfa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Verdana" fo:font-size="14pt" style:text-underline-style="none" fo:font-weight="normal" officeooo:rsid="001c9423" officeooo:paragraph-rsid="001c9423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Verdana" fo:font-size="14pt" style:text-underline-style="none" fo:font-weight="normal" officeooo:rsid="001ce48f" officeooo:paragraph-rsid="001c9423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Verdana" fo:font-size="14pt" style:text-underline-style="none" fo:font-weight="normal" officeooo:rsid="0024e995" officeooo:paragraph-rsid="0024e995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Verdana" fo:font-size="14pt" fo:font-style="normal" style:text-underline-style="none" fo:font-weight="normal" officeooo:rsid="0018aceb" officeooo:paragraph-rsid="0018ace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break-before="page"/>
      <style:text-properties style:font-name="Verdana" fo:font-size="14pt" style:text-underline-style="none" fo:font-weight="normal" officeooo:rsid="0014f82f" officeooo:paragraph-rsid="0016c2ab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officeooo:rsid="0016c2ab" officeooo:paragraph-rsid="0016c2a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officeooo:rsid="0016c2ab" officeooo:paragraph-rsid="0016c2a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officeooo:rsid="0016c2ab" officeooo:paragraph-rsid="0016c2a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bold" officeooo:rsid="0016c2ab" officeooo:paragraph-rsid="0016c2a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" style:family="text">
      <style:text-properties officeooo:rsid="00160b67"/>
    </style:style>
    <style:style style:name="T2" style:family="text">
      <style:text-properties officeooo:rsid="0016c2ab"/>
    </style:style>
    <style:style style:name="T3" style:family="text">
      <style:text-properties officeooo:rsid="0018ace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8aceb" style:font-style-asian="italic" style:font-style-complex="italic"/>
    </style:style>
    <style:style style:name="T6" style:family="text">
      <style:text-properties fo:font-style="italic" officeooo:rsid="00268c90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aceb" style:font-style-asian="normal" style:font-style-complex="normal"/>
    </style:style>
    <style:style style:name="T9" style:family="text">
      <style:text-properties officeooo:rsid="001bdfac"/>
    </style:style>
    <style:style style:name="T10" style:family="text">
      <style:text-properties officeooo:rsid="0025e826"/>
    </style:style>
    <style:style style:name="T11" style:family="text">
      <style:text-properties officeooo:rsid="00274bc9"/>
    </style:style>
    <style:style style:name="T12" style:family="text">
      <style:text-properties officeooo:rsid="002a33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HLA </text:span>Language</text:p>
      <text:p text:style-name="P1"/>
      <text:p text:style-name="P4">Parsing</text:p>
      <text:p text:style-name="P4"/>
      <text:p text:style-name="P10">Words are subdivided into groups.</text:p>
      <text:p text:style-name="P10"/>
      <text:p text:style-name="P10">Identifier <text:tab/><text:tab/>(a-z) followed by (a-z,0-9,_,.,_)</text:p>
      <text:p text:style-name="P10">Digit <text:tab/><text:tab/>(0-9) as often as is needed.</text:p>
      <text:p text:style-name="P10">Punctuation <text:tab/>Any other character</text:p>
      <text:p text:style-name="P10"/>
      <text:p text:style-name="P3">Expression</text:p>
      <text:p text:style-name="P3"/>
      <text:p text:style-name="P8">An expression is an alternating sequence of terms and operators.</text:p>
      <text:p text:style-name="P8"/>
      <text:p text:style-name="P8">All operators are binary. <text:span text:style-name="T2">All values are 16 bit.<text:tab/></text:span></text:p>
      <text:p text:style-name="P8"/>
      <text:p text:style-name="P8">A term can be a<text:span text:style-name="T3">n address</text:span> or a constant. <text:span text:style-name="T5">Everything </text:span><text:span text:style-name="T6">is one or the other</text:span><text:span text:style-name="T8">. There may be additional data (e.g. proc param address and count), but you can’t access it.</text:span></text:p>
      <text:p text:style-name="P8"/>
      <text:p text:style-name="P8">A variable begins with the letter a-z and may contain 0-9,_ . and :. The colon is reserved.</text:p>
      <text:p text:style-name="P8"/>
      <text:p text:style-name="P8">Variables can be local or global. Local variables are static, so the language cannot recurse, though they are independent.</text:p>
      <text:p text:style-name="P8"/>
      <text:p text:style-name="P8">Constants begin with the digit 0-9. Other constants such as hexadecimal constants and character constants are processed by the parser (‘x’ and $127A) are allowed, as are negative prefixes.</text:p>
      <text:p text:style-name="P8"/>
      <text:p text:style-name="P10">@&lt;variable&gt; is also a constant, which is the address of a variable. There is also a text constant option, and a string constant which has the value of an ASCIIZ string.</text:p>
      <text:p text:style-name="P10"/>
      <text:p text:style-name="P10">Variables are declared using var &lt;name&gt;, and may be postfixed by [&lt;constant&gt;] <text:span text:style-name="T11">indicating the allocation of a number of bytes with the address in the variable.</text:span></text:p>
      <text:p text:style-name="P10"/>
      <text:p text:style-name="P10">Scope determines whether they are local or global.</text:p>
      <text:p text:style-name="P17">Operators are as follows <text:span text:style-name="T1">(evaluation is strictly left to right) 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Operator</text:p>
          </table:table-cell>
          <table:table-cell table:style-name="Table1.A1" office:value-type="string">
            <text:p text:style-name="P20">Description</text:p>
          </table:table-cell>
          <table:table-cell table:style-name="Table1.C1" office:value-type="string">
            <text:p text:style-name="P21">Optimisation <text:span text:style-name="T10">(optional)</text:span></text:p>
          </table:table-cell>
        </table:table-row>
        <table:table-row>
          <table:table-cell table:style-name="Table1.A2" office:value-type="string">
            <text:p text:style-name="P19">+</text:p>
          </table:table-cell>
          <table:table-cell table:style-name="Table1.A2" office:value-type="string">
            <text:p text:style-name="P19">Addition</text:p>
          </table:table-cell>
          <table:table-cell table:style-name="Table1.C10" office:value-type="string">
            <text:p text:style-name="P18">+1 +2 are optimised using inc, +0 is ignored</text:p>
          </table:table-cell>
        </table:table-row>
        <table:table-row>
          <table:table-cell table:style-name="Table1.A2" office:value-type="string">
            <text:p text:style-name="P19">-</text:p>
          </table:table-cell>
          <table:table-cell table:style-name="Table1.A2" office:value-type="string">
            <text:p text:style-name="P19">Subtraction</text:p>
          </table:table-cell>
          <table:table-cell table:style-name="Table1.C10" office:value-type="string">
            <text:p text:style-name="P18">-1 -2 are optimised using dec. Other -constant users add (-constant) because it is quicker.</text:p>
          </table:table-cell>
        </table:table-row>
        <table:table-row>
          <table:table-cell table:style-name="Table1.A2" office:value-type="string">
            <text:p text:style-name="P19">*</text:p>
          </table:table-cell>
          <table:table-cell table:style-name="Table1.A2" office:value-type="string">
            <text:p text:style-name="P19">Multiply</text:p>
          </table:table-cell>
          <table:table-cell table:style-name="Table1.C10" office:value-type="string">
            <text:p text:style-name="P18">*2 *4 *8 *16 use add hl,hl</text:p>
            <text:p text:style-name="P18">*256 uses ld h,l ; ld l,0</text:p>
          </table:table-cell>
        </table:table-row>
        <table:table-row>
          <table:table-cell table:style-name="Table1.A2" office:value-type="string">
            <text:p text:style-name="P19">/</text:p>
          </table:table-cell>
          <table:table-cell table:style-name="Table1.A2" office:value-type="string">
            <text:p text:style-name="P19">Divide</text:p>
          </table:table-cell>
          <table:table-cell table:style-name="Table1.C10" office:value-type="string">
            <text:p text:style-name="P18">/2 /4 use sra h ; rr l</text:p>
          </table:table-cell>
        </table:table-row>
        <table:table-row>
          <table:table-cell table:style-name="Table1.A2" office:value-type="string">
            <text:p text:style-name="P19">&amp;</text:p>
          </table:table-cell>
          <table:table-cell table:style-name="Table1.A2" office:value-type="string">
            <text:p text:style-name="P19">Bitwise And</text:p>
          </table:table-cell>
          <table:table-cell table:style-name="Table1.C10" office:value-type="string">
            <text:p text:style-name="P18">None (we don’t bother with &amp; 0, &amp; -1)</text:p>
          </table:table-cell>
        </table:table-row>
        <table:table-row>
          <table:table-cell table:style-name="Table1.A2" office:value-type="string">
            <text:p text:style-name="P19">| </text:p>
          </table:table-cell>
          <table:table-cell table:style-name="Table1.A2" office:value-type="string">
            <text:p text:style-name="P19">Bitwise Or</text:p>
          </table:table-cell>
          <table:table-cell table:style-name="Table1.C10" office:value-type="string">
            <text:p text:style-name="P18">None (we don’t bother with | 0 | -1)</text:p>
          </table:table-cell>
        </table:table-row>
        <table:table-row>
          <table:table-cell table:style-name="Table1.A2" office:value-type="string">
            <text:p text:style-name="P19">^</text:p>
          </table:table-cell>
          <table:table-cell table:style-name="Table1.A2" office:value-type="string">
            <text:p text:style-name="P19">Bitwise Xor</text:p>
          </table:table-cell>
          <table:table-cell table:style-name="Table1.C10" office:value-type="string">
            <text:p text:style-name="P18">None (we don’t bother with ^0 )</text:p>
          </table:table-cell>
        </table:table-row>
        <table:table-row>
          <table:table-cell table:style-name="Table1.A2" office:value-type="string">
            <text:p text:style-name="P19">!</text:p>
          </table:table-cell>
          <table:table-cell table:style-name="Table1.A2" office:value-type="string">
            <text:p text:style-name="P19">Word Indirect</text:p>
          </table:table-cell>
          <table:table-cell table:style-name="Table1.C10" office:value-type="string">
            <text:p text:style-name="P18">Reads the word at (left + right). Uses addition optimisations.</text:p>
          </table:table-cell>
        </table:table-row>
        <table:table-row>
          <table:table-cell table:style-name="Table1.A2" office:value-type="string">
            <text:p text:style-name="P19">?</text:p>
          </table:table-cell>
          <table:table-cell table:style-name="Table1.A2" office:value-type="string">
            <text:p text:style-name="P19">Byte Indirect</text:p>
          </table:table-cell>
          <table:table-cell table:style-name="Table1.C10" office:value-type="string">
            <text:p text:style-name="P18">Reads the byte at (left + right). Uses addition optimisations.</text:p>
          </table:table-cell>
        </table:table-row>
      </table:table>
      <text:p text:style-name="P9"/>
      <text:p text:style-name="P9">When compiling an expression the first value is normally put into HL and subsequent values into BC. DE is used for the target address for ?! left-expressions.</text:p>
      <text:p text:style-name="P9"/>
      <text:p text:style-name="P4">Instructions</text:p>
      <text:p text:style-name="P4"/>
      <text:p text:style-name="P10">Instructions can be as follows :-</text:p>
      <text:p text:style-name="P10"/>
      <text:p text:style-name="P10">&lt;identifier&gt; = &lt;expression&gt; ;</text:p>
      <text:p text:style-name="P10">&lt;identifier&gt;?&lt;term&gt; = &lt;expression&gt; ;</text:p>
      <text:p text:style-name="P10">&lt;identifier&gt;!&lt;term&gt; = &lt;expression&gt;;</text:p>
      <text:p text:style-name="P10"/>
      <text:p text:style-name="P11">var &lt;name&gt;[:&lt;type&gt;] [(constant)]</text:p>
      <text:p text:style-name="P11"/>
      <text:p text:style-name="P11">{ &lt;instruction&gt; ; &lt;instruction&gt; ; &lt;instruction&gt; ; }</text:p>
      <text:p text:style-name="P11"/>
      <text:p text:style-name="P11">if&lt;test&gt; (expr) &lt;instruction&gt;</text:p>
      <text:p text:style-name="P11"><text:soft-page-break/>while&lt;test&gt; &lt;expr&gt; &lt;instruction&gt;</text:p>
      <text:p text:style-name="P11"/>
      <text:p text:style-name="P11">&lt;test&gt; is 0, -, + and empty, representing zero, &lt;0 &gt;= 0 and non-zero.</text:p>
      <text:p text:style-name="P11"/>
      <text:p text:style-name="P11">for &lt;expr&gt; &lt;instruction&gt; executes instruction &lt;expr&gt; times with &lt;expr&gt; in a local variable “index” available for this purpose.</text:p>
      <text:p text:style-name="P11"/>
      <text:p text:style-name="P7">Subroutines</text:p>
      <text:p text:style-name="P5"/>
      <text:p text:style-name="P11">&lt;identifier&gt;(&lt;param&gt;,&lt;param&gt;,&lt;param&gt;)</text:p>
      <text:p text:style-name="P11"/>
      <text:p text:style-name="P11">calls subroutine identifier with the parameters, which are stored in a sequence of locals specific to that parameter, this are continguous in memory. <text:span text:style-name="T12">A global return should be defined for returning values.</text:span></text:p>
      <text:p text:style-name="P16"/>
      <text:p text:style-name="P16">Declared using proc &lt;identifier&gt;(&lt;ident&gt;,&lt;ident&gt;….) &lt;instruction&gt;</text:p>
      <text:p text:style-name="P16"/>
      <text:p text:style-name="P16">var at this level is a global, but is otherwise identical.</text:p>
      <text:p text:style-name="P16"/>
      <text:p text:style-name="P16">start() is used to run the program.</text:p>
      <text:p text:style-name="P8"/>
      <text:p text:style-name="P6">Linkage to code routines</text:p>
      <text:p text:style-name="P12"/>
      <text:p text:style-name="P13">External linkage is done using code routines. These accept a maximum of 2 parameters which are passed in HL or DE and HL. This is an address which is callable.</text:p>
      <text:p text:style-name="P14"/>
      <text:p text:style-name="P15">Initially, allowance should be made for the type (when creating a variable) and colons in identifiers. This will be used for a faux-OOP system la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20:56:09.957876875</meta:creation-date>
    <dc:date>2018-12-16T09:23:16.995459955</dc:date>
    <meta:editing-duration>PT36M53S</meta:editing-duration>
    <meta:editing-cycles>22</meta:editing-cycles>
    <meta:generator>LibreOffice/6.1.3.2$Linux_X86_64 LibreOffice_project/10$Build-2</meta:generator>
    <meta:document-statistic meta:table-count="1" meta:image-count="0" meta:object-count="0" meta:page-count="3" meta:paragraph-count="69" meta:word-count="544" meta:character-count="3256" meta:non-whitespace-character-count="2773"/>
  </office:meta>
</office:document-meta>
</file>